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line-height="150%"/>
      <style:text-properties officeooo:rsid="0011f59b" officeooo:paragraph-rsid="0011f59b"/>
    </style:style>
    <style:style style:name="P2" style:family="paragraph" style:parent-style-name="Standard" style:list-style-name="L1">
      <style:paragraph-properties fo:line-height="150%"/>
      <style:text-properties officeooo:rsid="001324d3" officeooo:paragraph-rsid="001324d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Enables user to construct a model of English lexicomorphology and map Han characters to items</text:p>
          <text:list>
            <text:list-item>
              <text:p text:style-name="P1">Allows associations to be marked as tentative and for multiple associations to be recorded</text:p>
            </text:list-item>
          </text:list>
        </text:list-item>
        <text:list-item>
          <text:p text:style-name="P1">Enables items to be grouped together and easily returned to so they can be resolved later\</text:p>
        </text:list-item>
        <text:list-item>
          <text:p text:style-name="P1">Enables user to search for morphemes, words, and han characters</text:p>
          <text:list>
            <text:list-item>
              <text:p text:style-name="P1">Similar items should be suggested if the query returns no exact matches</text:p>
            </text:list-item>
          </text:list>
        </text:list-item>
        <text:list-item>
          <text:p text:style-name="P1">All data should be backed up remotely</text:p>
        </text:list-item>
        <text:list-item>
          <text:p text:style-name="P2">Enables transliteration of strings of text automatically based on user-created da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12:10:40.862000000</meta:creation-date>
    <dc:date>2025-01-06T12:52:17.290000000</dc:date>
    <meta:editing-duration>PT3M2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7" meta:word-count="92" meta:character-count="534" meta:non-whitespace-character-count="456"/>
  </office:meta>
</office:document-meta>
</file>